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style:font-name="Century Gothic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656565" fo:letter-spacing="normal"/>
    </style:style>
    <style:style style:name="P3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56565" style:font-name="Century Gothic" fo:font-size="11.25pt" fo:letter-spacing="normal" fo:font-style="normal" fo:font-weight="bold"/>
    </style:style>
    <style:style style:name="P4" style:family="paragraph" style:parent-style-name="Text_20_body">
      <style:paragraph-properties fo:margin-top="0in" fo:margin-bottom="0.0972in" loext:contextual-spacing="false" fo:text-align="center" style:justify-single-word="false" fo:orphans="2" fo:widows="2"/>
      <style:text-properties fo:font-variant="normal" fo:text-transform="none" fo:color="#656565" style:font-name="Century Gothic" fo:font-size="11.25pt" fo:letter-spacing="normal" fo:font-style="normal" fo:font-weight="bold"/>
    </style:style>
    <style:style style:name="P5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name="Century Gothic" fo:font-size="11.25pt" fo:font-style="normal" fo:font-weight="bold"/>
    </style:style>
    <style:style style:name="T3" style:family="text">
      <style:text-properties style:font-name="Century Gothic" fo:font-size="11.2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to 3: Grupo P90_C2</text:h>
      <text:p text:style-name="P2"> <text:span text:style-name="T2">Número máximo de ficheros</text:span><text:span text:style-name="T3">: 4<text:line-break/></text:span><text:span text:style-name="T2">Tipo de trabajo</text:span><text:span text:style-name="T3">:  Individual</text:span></text:p>
      <text:p text:style-name="P4">RESTAURANTE TOME´PAQUE LLEVE</text:p>
      <text:p text:style-name="P5">El restaurante tome pa´que lleve sigue automatizando sus procesos y requiere ahora de mejorar el proceso de inventarios de los productos que vende para lo cual se requiere una clase llamada “restaurante” que contenga las siguientes funciones:</text:p>
      <text:p text:style-name="P5">1.tipos_productos(I) que dada una lista I de los tipos de productos que vende, genera una lista con las categorías únicas existentes (sin repetición). Por ejemplo, si se recibe una lista como la siguiente:</text:p>
      <text:p text:style-name="P5">[carnes, carnes, lacteos, verduras, frutas, lacteos, carnes, verduras, verduras, carnes]</text:p>
      <text:p text:style-name="P5">Debe devolver la lista: [carnes, lacteos, verduras, frutas]</text:p>
      <text:p text:style-name="P5">2. También se debe implementar una función llamada “productosfaltantes” con los siguientes datos de entrada:  una lista con los números de códigos de los productos que no tienen en el restaurante; la lista de las clases de cada producto; y una clase de producto. La función debe retornar una lista con los números de dicha clase que hacen falta en el restaurante.</text:p>
      <text:p text:style-name="P5">Por ejemplo, si se ejecuta la función:  productosfaltantes ([1,2,6,8], [carnes, carnes, lácteos, verduras, frutas, lácteos, carnes, verduras, verduras, carnes], carnes)</text:p>
      <text:p text:style-name="P5">La función debe retornar la lista: [1, 6]</text:p>
      <text:p text:style-name="P5">3. (Vale 1) hacer una función llamada “novendo” que recibe: una lista con los nombres de productos que se venden en el restaurante de la competencia; y una lista con los productos que se venden en el restaurante tome pa´que lleve. La función devuelve otra lista con los productos del restaurante de la competencia que le interesarían vender en el restaurante tome pa´que lleve.</text:p>
      <text:p text:style-name="P5">Por ejemplo, si se ejecuta la función: novendo : ([pasas,leche,papas,carne,queso,galletas], [frutas,carne,leche,huevos])</text:p>
      <text:p text:style-name="P5">Se debe retornar la lista: [pasas,papas,queso,galletas]</text:p>
      <text:p text:style-name="P5">4. Los restaurantes de la zona desean intercambiar entre ellos productos que no tengan para la venta, pero que si estén a la venta en el otro restaurante.</text:p>
      <text:p text:style-name="P5">Crear otra función llamada “cambio”, que reciba dos listas, una con los nombres de los productos que se venden restaurante “olímpicon” y otra lista con la lista de los productos que vende en el restaurante tome pa´que lleve, la función debe retornar la cantidad de los productos que se pueden intercambiar.</text:p>
      <text:p text:style-name="P5">Por ejemplo, al ejecutar la función cambio ([pasas,leche,papas,carne,queso,galletas], [frutas,carne,leche,huevos])</text:p>
      <text:p text:style-name="P5"><text:soft-page-break/>Se debe retornar 2 porque el restaurante Olimpicon le interesa los productos [4,8], mientras que el restaurante Tome pa´que lleve le interesa cuatro productos [3,7,15,16]. En este caso solo se puede intercambiar 2 productos. La función debe retornar un <text:span text:style-name="T1">Integer.</text:span></text:p>
      <text:p text:style-name="P3">Entrada:</text:p>
      <text:p text:style-name="P5">Este programa no requiere entrada. Ni generará salida. Se requiere que el estudiante genere un archivo con el nombre restaurante.java y que se respeten los nombres de las funciones dadas y sus parámetros.</text:p>
      <text:p text:style-name="P3">Puntuación:</text:p>
      <text:p text:style-name="P5">Si el restaurante puede importar el llamar la clase y construir un objeto de tipo restaurante se tiene un punto. Para cada funcionalidad que cumpla con lo establecido se tiene un punto. Esto produce un total de 5 punto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21:12:52.490185068</meta:creation-date>
    <dc:date>2021-09-18T21:13:21.183449494</dc:date>
    <meta:editing-duration>PT29S</meta:editing-duration>
    <meta:editing-cycles>1</meta:editing-cycles>
    <meta:document-statistic meta:table-count="0" meta:image-count="0" meta:object-count="0" meta:page-count="2" meta:paragraph-count="21" meta:word-count="477" meta:character-count="3102" meta:non-whitespace-character-count="2642"/>
    <meta:generator>LibreOffice/6.4.7.2$Linux_X86_64 LibreOffice_project/40$Build-2</meta:generator>
  </office:meta>
</office:document-meta>
</file>